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asian="TheSansMonoConNormal1"/>
    </style:style>
    <style:style style:name="P2"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3" style:family="paragraph" style:parent-style-name="Chapter_20_Title">
      <style:text-properties fo:color="#bfbfbf" style:font-name="ZapfDingbats" fo:font-size="14pt" officeooo:paragraph-rsid="000c9a6f" style:font-name-asian="ZapfDingbats" style:font-size-asian="14pt" style:font-name-complex="ZapfDingbats" style:font-size-complex="14pt"/>
    </style:style>
    <style:style style:name="P4" style:family="paragraph" style:parent-style-name="Chapter_20_Title">
      <style:text-properties officeooo:paragraph-rsid="000c9a6f"/>
    </style:style>
    <style:style style:name="P5" style:family="paragraph" style:parent-style-name="Standard">
      <style:paragraph-properties fo:text-align="justify" style:justify-single-word="false"/>
      <style:text-properties officeooo:paragraph-rsid="000c9a6f"/>
    </style:style>
    <style:style style:name="P6" style:family="paragraph" style:parent-style-name="Chapter_20_Number" style:master-page-name="Standard">
      <style:paragraph-properties style:page-number="auto"/>
      <style:text-properties officeooo:paragraph-rsid="000c9a6f"/>
    </style:style>
    <style:style style:name="P7"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style:font-name="Utopia-Italic" style:font-name-complex="Utopia-Italic"/>
    </style:style>
    <style:style style:name="T4" style:family="text">
      <style:text-properties style:font-name="Utopia-Italic" fo:font-style="italic" style:font-style-asian="italic" style:font-name-complex="Utopia-Italic" style:font-style-complex="italic"/>
    </style:style>
    <style:style style:name="T5" style:family="text">
      <style:text-properties style:font-name="Utopia-Bold" style:font-name-complex="Utopia-Bold"/>
    </style:style>
    <style:style style:name="T6" style:family="text">
      <style:text-properties style:font-name="Utopia-Bold" fo:language="en" fo:country="GB" style:font-name-complex="Utopia-Bold"/>
    </style:style>
    <style:style style:name="T7" style:family="text">
      <style:text-properties style:font-name="Utopia-Bold" fo:language="en" fo:country="US" style:font-name-complex="Utopia-Bold"/>
    </style:style>
    <style:style style:name="T8" style:family="text">
      <style:text-properties style:font-name="Utopia-Bold" fo:font-weight="bold" style:font-weight-asian="bold" style:font-name-complex="Utopia-Bold" style:font-weight-complex="bold"/>
    </style:style>
    <style:style style:name="T9" style:family="text">
      <style:text-properties fo:language="en" fo:country="GB" style:font-name-asian="Calibri" style:font-size-complex="11pt" style:language-complex="ar" style:country-complex="SA"/>
    </style:style>
    <style:style style:name="T10" style:family="text">
      <style:text-properties fo:language="en" fo:country="GB" officeooo:rsid="000d04fa" style:font-name-asian="Calibri" style:font-size-complex="11pt" style:language-complex="ar" style:country-complex="SA"/>
    </style:style>
    <style:style style:name="T11" style:family="text">
      <style:text-properties fo:language="en" fo:country="GB" officeooo:rsid="000e425c" style:font-name-asian="Calibri" style:font-size-complex="11pt" style:language-complex="ar" style:country-complex="SA"/>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style:font-name-asian="TheSansMonoConNormal1" style:font-weight-asian="bold"/>
    </style:style>
    <style:style style:name="T15" style:family="text">
      <style:text-properties style:font-name-asian="TheSansMonoConNormal1"/>
    </style:style>
    <style:style style:name="T16" style:family="text">
      <style:text-properties style:font-name="TheSansMonoCondensed-Bold" style:font-name-complex="TheSansMonoCondensed-Bold"/>
    </style:style>
    <style:style style:name="T17" style:family="text">
      <style:text-properties fo:letter-spacing="-0.0008in"/>
    </style:style>
    <style:style style:name="T18" style:family="text">
      <style:text-properties fo:letter-spacing="-0.0008in" fo:language="en" fo:country="US"/>
    </style:style>
    <style:style style:name="T19"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20" style:family="text">
      <style:text-properties style:use-window-font-color="true" style:font-name="Utopia1" fo:font-size="11pt" fo:language="en" fo:country="GB" style:font-name-asian="Calibri" style:font-size-asian="11pt" style:font-name-complex="Utopia1" style:font-size-complex="11pt" style:language-complex="ar" style:country-complex="SA"/>
    </style:style>
    <style:style style:name="T21" style:family="text">
      <style:text-properties style:use-window-font-color="true" style:font-name="Utopia1" fo:font-size="11pt" fo:language="en" fo:country="GB" officeooo:rsid="000d04fa" style:font-name-asian="Calibri" style:font-size-asian="11pt" style:font-name-complex="Utopia1" style:font-size-complex="11pt" style:language-complex="ar" style:country-complex="SA"/>
    </style:style>
    <style:style style:name="T22" style:family="text">
      <style:text-properties style:use-window-font-color="true" style:font-name="Utopia1" fo:font-size="11pt" fo:language="en" fo:country="GB" officeooo:rsid="000e425c" style:font-name-asian="Calibri" style:font-size-asian="11pt" style:font-name-complex="Utopia1" style:font-size-complex="11pt" style:language-complex="ar" style:country-complex="SA"/>
    </style:style>
    <style:style style:name="T23" style:family="text">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T24" style:family="text">
      <style:text-properties officeooo:rsid="00030c7f"/>
    </style:style>
    <style:style style:name="T25" style:family="text">
      <style:text-properties officeooo:rsid="000c9a6f"/>
    </style:style>
    <style:style style:name="T26" style:family="text">
      <style:text-properties officeooo:rsid="000d04fa"/>
    </style:style>
    <style:style style:name="T27" style:family="text">
      <style:text-properties officeooo:rsid="000e425c"/>
    </style:style>
    <style:style style:name="T2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915147232" text:id="ct94365915147232">
          <text:insertion>
            <office:change-info>
              <dc:creator>Ray Lischner</dc:creator>
              <dc:date>2020-04-28T10:46:03</dc:date>
            </office:change-info>
          </text:insertion>
        </text:changed-region>
        <text:changed-region xml:id="ct94365981069312" text:id="ct94365981069312">
          <text:deletion>
            <office:change-info>
              <dc:creator>Ray Lischner</dc:creator>
              <dc:date>2020-04-28T10:48:08</dc:date>
            </office:change-info>
            <text:p text:style-name="Body_20_Text_20_First">11 </text:p>
          </text:deletion>
        </text:changed-region>
        <text:changed-region xml:id="ct94365854529632" text:id="ct94365854529632">
          <text:deletion>
            <office:change-info>
              <dc:creator>Ray Lischner</dc:creator>
              <dc:date>2020-04-28T10:46:35</dc:date>
            </office:change-info>
            <text:p text:style-name="Code">#include &lt;algorithm&gt;</text:p>
          </text:deletion>
        </text:changed-region>
        <text:changed-region xml:id="ct94365818767024" text:id="ct94365818767024">
          <text:insertion>
            <office:change-info>
              <dc:creator>Ray Lischner</dc:creator>
              <dc:date>2020-04-28T10:46:35</dc:date>
            </office:change-info>
          </text:insertion>
        </text:changed-region>
        <text:changed-region xml:id="ct94365702066880" text:id="ct94365702066880">
          <text:deletion>
            <office:change-info>
              <dc:creator>Ray Lischner</dc:creator>
              <dc:date>2020-04-28T10:46:35</dc:date>
            </office:change-info>
            <text:p text:style-name="P2">#include &lt;iostream&gt;</text:p>
          </text:deletion>
        </text:changed-region>
        <text:changed-region xml:id="ct94365734609168" text:id="ct94365734609168">
          <text:insertion>
            <office:change-info>
              <dc:creator>Ray Lischner</dc:creator>
              <dc:date>2020-04-28T10:46:35</dc:date>
            </office:change-info>
          </text:insertion>
        </text:changed-region>
        <text:changed-region xml:id="ct94365904627120" text:id="ct94365904627120">
          <text:deletion>
            <office:change-info>
              <dc:creator>Ray Lischner</dc:creator>
              <dc:date>2020-04-28T10:46:35</dc:date>
            </office:change-info>
            <text:p text:style-name="P2">#include &lt;iterator&gt;</text:p>
          </text:deletion>
        </text:changed-region>
        <text:changed-region xml:id="ct94365816645872" text:id="ct94365816645872">
          <text:insertion>
            <office:change-info>
              <dc:creator>Ray Lischner</dc:creator>
              <dc:date>2020-04-28T10:46:35</dc:date>
            </office:change-info>
          </text:insertion>
        </text:changed-region>
        <text:changed-region xml:id="ct94365740723504" text:id="ct94365740723504">
          <text:deletion>
            <office:change-info>
              <dc:creator>Ray Lischner</dc:creator>
              <dc:date>2020-04-28T10:46:35</dc:date>
            </office:change-info>
            <text:p text:style-name="P2">#include &lt;vector&gt;</text:p>
          </text:deletion>
        </text:changed-region>
        <text:changed-region xml:id="ct94365810758240" text:id="ct94365810758240">
          <text:insertion>
            <office:change-info>
              <dc:creator>Ray Lischner</dc:creator>
              <dc:date>2020-04-28T10:46:35</dc:date>
            </office:change-info>
          </text:insertion>
        </text:changed-region>
        <text:changed-region xml:id="ct94365855467776" text:id="ct94365855467776">
          <text:deletion>
            <office:change-info>
              <dc:creator>Ray Lischner</dc:creator>
              <dc:date>2020-04-28T10:46:35</dc:date>
            </office:change-info>
            <text:p text:style-name="P2">#include &lt;algorithm&gt;</text:p>
          </text:deletion>
        </text:changed-region>
        <text:changed-region xml:id="ct94365883801712" text:id="ct94365883801712">
          <text:insertion>
            <office:change-info>
              <dc:creator>Ray Lischner</dc:creator>
              <dc:date>2020-04-28T10:46:35</dc:date>
            </office:change-info>
          </text:insertion>
        </text:changed-region>
        <text:changed-region xml:id="ct94365851313728" text:id="ct94365851313728">
          <text:deletion>
            <office:change-info>
              <dc:creator>Ray Lischner</dc:creator>
              <dc:date>2020-04-28T10:46:35</dc:date>
            </office:change-info>
            <text:p text:style-name="P2">#include &lt;iostream&gt;</text:p>
          </text:deletion>
        </text:changed-region>
        <text:changed-region xml:id="ct94365803890448" text:id="ct94365803890448">
          <text:insertion>
            <office:change-info>
              <dc:creator>Ray Lischner</dc:creator>
              <dc:date>2020-04-28T10:46:35</dc:date>
            </office:change-info>
          </text:insertion>
        </text:changed-region>
        <text:changed-region xml:id="ct94365789877696" text:id="ct94365789877696">
          <text:deletion>
            <office:change-info>
              <dc:creator>Ray Lischner</dc:creator>
              <dc:date>2020-04-28T10:46:35</dc:date>
            </office:change-info>
            <text:p text:style-name="P2">#include &lt;iterator&gt;</text:p>
          </text:deletion>
        </text:changed-region>
        <text:changed-region xml:id="ct94365837684464" text:id="ct94365837684464">
          <text:insertion>
            <office:change-info>
              <dc:creator>Ray Lischner</dc:creator>
              <dc:date>2020-04-28T10:46:35</dc:date>
            </office:change-info>
          </text:insertion>
        </text:changed-region>
        <text:changed-region xml:id="ct94365742659520" text:id="ct94365742659520">
          <text:deletion>
            <office:change-info>
              <dc:creator>Ray Lischner</dc:creator>
              <dc:date>2020-04-28T10:46:35</dc:date>
            </office:change-info>
            <text:p text:style-name="P2">#include &lt;vector&gt;</text:p>
          </text:deletion>
        </text:changed-region>
        <text:changed-region xml:id="ct94365828719104" text:id="ct94365828719104">
          <text:insertion>
            <office:change-info>
              <dc:creator>Ray Lischner</dc:creator>
              <dc:date>2020-04-28T10:46:35</dc:date>
            </office:change-info>
          </text:insertion>
        </text:changed-region>
        <text:changed-region xml:id="ct94365810131728" text:id="ct94365810131728">
          <text:insertion>
            <office:change-info>
              <dc:creator>Ray Lischner</dc:creator>
              <dc:date>2020-04-28T10:49:22</dc:date>
            </office:change-info>
          </text:insertion>
        </text:changed-region>
        <text:changed-region xml:id="ct94365853652656" text:id="ct94365853652656">
          <text:deletion>
            <office:change-info>
              <dc:creator>Ray Lischner</dc:creator>
              <dc:date>2020-04-28T10:49:27</dc:date>
            </office:change-info>
            <text:p text:style-name="Code">.begin(), v.end()</text:p>
          </text:deletion>
        </text:changed-region>
        <text:changed-region xml:id="ct94365824065968" text:id="ct94365824065968">
          <text:insertion>
            <office:change-info>
              <dc:creator>Ray Lischner</dc:creator>
              <dc:date>2020-04-28T10:49:39</dc:date>
            </office:change-info>
          </text:insertion>
        </text:changed-region>
        <text:changed-region xml:id="ct94365873882208" text:id="ct94365873882208">
          <text:deletion>
            <office:change-info>
              <dc:creator>Ray Lischner</dc:creator>
              <dc:date>2020-04-28T10:49:39</dc:date>
            </office:change-info>
            <text:p text:style-name="Code"><text:span text:style-name="T25">(</text:span></text:p>
          </text:deletion>
        </text:changed-region>
        <text:changed-region xml:id="ct94365885400160" text:id="ct94365885400160">
          <text:insertion>
            <office:change-info>
              <dc:creator>Ray Lischner</dc:creator>
              <dc:date>2020-04-28T10:49:43</dc:date>
            </office:change-info>
          </text:insertion>
        </text:changed-region>
        <text:changed-region xml:id="ct94365735106512" text:id="ct94365735106512">
          <text:deletion>
            <office:change-info>
              <dc:creator>Ray Lischner</dc:creator>
              <dc:date>2020-04-28T10:49:42</dc:date>
            </office:change-info>
            <text:p text:style-name="Code"><text:span text:style-name="T25">)</text:span></text:p>
          </text:deletion>
        </text:changed-region>
        <text:changed-region xml:id="ct94365740824592" text:id="ct94365740824592">
          <text:insertion>
            <office:change-info>
              <dc:creator>Ray Lischner</dc:creator>
              <dc:date>2020-04-28T10:49:46</dc:date>
            </office:change-info>
          </text:insertion>
        </text:changed-region>
        <text:changed-region xml:id="ct94365815678976" text:id="ct94365815678976">
          <text:deletion>
            <office:change-info>
              <dc:creator>Ray Lischner</dc:creator>
              <dc:date>2020-04-28T10:49:45</dc:date>
            </office:change-info>
            <text:p text:style-name="Code"><text:span text:style-name="T25">(</text:span></text:p>
          </text:deletion>
        </text:changed-region>
        <text:changed-region xml:id="ct94365725233440" text:id="ct94365725233440">
          <text:deletion>
            <office:change-info>
              <dc:creator>Ray Lischner</dc:creator>
              <dc:date>2020-04-28T10:49:47</dc:date>
            </office:change-info>
            <text:p text:style-name="Code">)</text:p>
          </text:deletion>
        </text:changed-region>
        <text:changed-region xml:id="ct94365984443408" text:id="ct94365984443408">
          <text:insertion>
            <office:change-info>
              <dc:creator>Ray Lischner</dc:creator>
              <dc:date>2020-04-28T10:49:48</dc:date>
            </office:change-info>
          </text:insertion>
        </text:changed-region>
        <text:changed-region xml:id="ct94365839727936" text:id="ct94365839727936">
          <text:insertion>
            <office:change-info>
              <dc:creator>Ray Lischner</dc:creator>
              <dc:date>2020-04-28T10:47:08</dc:date>
            </office:change-info>
          </text:insertion>
        </text:changed-region>
        <text:changed-region xml:id="ct94365734444272" text:id="ct94365734444272">
          <text:insertion>
            <office:change-info>
              <dc:creator>Ray Lischner</dc:creator>
              <dc:date>2020-04-28T10:47:10</dc:date>
            </office:change-info>
          </text:insertion>
        </text:changed-region>
        <text:changed-region xml:id="ct94365797442560" text:id="ct94365797442560">
          <text:insertion>
            <office:change-info>
              <dc:creator>Ray Lischner</dc:creator>
              <dc:date>2020-04-28T10:50:09</dc:date>
            </office:change-info>
          </text:insertion>
        </text:changed-region>
        <text:changed-region xml:id="ct94365913333312" text:id="ct94365913333312">
          <text:deletion>
            <office:change-info>
              <dc:creator>Ray Lischner</dc:creator>
              <dc:date>2020-04-28T10:50:14</dc:date>
            </office:change-info>
            <text:p text:style-name="Code">.begin(), v.end()</text:p>
          </text:deletion>
        </text:changed-region>
        <text:changed-region xml:id="ct94365849721168" text:id="ct94365849721168">
          <text:insertion>
            <office:change-info>
              <dc:creator>Ray Lischner</dc:creator>
              <dc:date>2020-04-28T10:50:25</dc:date>
            </office:change-info>
          </text:insertion>
        </text:changed-region>
        <text:changed-region xml:id="ct94365788073648" text:id="ct94365788073648">
          <text:deletion>
            <office:change-info>
              <dc:creator>Ray Lischner</dc:creator>
              <dc:date>2020-04-28T10:50:25</dc:date>
            </office:change-info>
            <text:p text:style-name="Code"><text:span text:style-name="T25">push</text:span></text:p>
          </text:deletion>
        </text:changed-region>
        <text:changed-region xml:id="ct94365877295232" text:id="ct94365877295232">
          <text:deletion>
            <office:change-info>
              <dc:creator>Ray Lischner</dc:creator>
              <dc:date>2020-05-06T13:33:14</dc:date>
            </office:change-info>
            <text:p text:style-name="Body_20_Text_20_Cont">But if you are curious how <text:span text:style-name="Code_20_Inline"><text:span text:style-name="T9">string_view</text:span></text:span> works, that will need to wait until much later, Exploration ???</text:p>
          </text:deletion>
        </text:changed-region>
        <text:changed-region xml:id="ct94365793900048" text:id="ct94365793900048">
          <text:insertion>
            <office:change-info>
              <dc:creator>Ray Lischner</dc:creator>
              <dc:date>2020-05-06T13:33:14</dc:date>
            </office:change-info>
          </text:insertion>
        </text:changed-region>
        <text:changed-region xml:id="ct94365846842816" text:id="ct94365846842816">
          <text:insertion>
            <office:change-info>
              <dc:creator>Ray Lischner</dc:creator>
              <dc:date>2020-05-06T13:34:15</dc:date>
            </office:change-info>
          </text:insertion>
        </text:changed-region>
        <text:changed-region xml:id="ct94365977843232" text:id="ct94365977843232">
          <text:insertion>
            <office:change-info>
              <dc:creator>Ray Lischner</dc:creator>
              <dc:date>2020-05-06T13:35:04</dc:date>
            </office:change-info>
          </text:insertion>
        </text:changed-region>
        <text:changed-region xml:id="ct94365869787680" text:id="ct94365869787680">
          <text:insertion>
            <office:change-info>
              <dc:creator>Ray Lischner</dc:creator>
              <dc:date>2020-05-07T10:54:59</dc:date>
            </office:change-info>
          </text:insertion>
        </text:changed-region>
        <text:changed-region xml:id="ct94365904166560" text:id="ct94365904166560">
          <text:insertion>
            <office:change-info>
              <dc:creator>Ray Lischner</dc:creator>
              <dc:date>2020-05-07T10:55:02</dc:date>
            </office:change-info>
          </text:insertion>
        </text:changed-region>
        <text:changed-region xml:id="ct94365787923520" text:id="ct94365787923520">
          <text:insertion>
            <office:change-info>
              <dc:creator>Ray Lischner</dc:creator>
              <dc:date>2020-05-07T10:56:06</dc:date>
            </office:change-info>
          </text:insertion>
        </text:changed-region>
        <text:changed-region xml:id="ct94365941549840" text:id="ct94365941549840">
          <text:insertion>
            <office:change-info>
              <dc:creator>Ray Lischner</dc:creator>
              <dc:date>2020-05-07T10:57:2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change-start text:change-id="ct94365915147232"/>E X P L O R A T I O N <text:s/><text:span text:style-name="T24">2</text:span><text:span text:style-name="T25">1</text:span></text:p>
      <text:p text:style-name="P5"/>
      <text:p text:style-name="P3"></text:p>
      <text:p text:style-name="P4"><text:change-end text:change-id="ct94365915147232"/><office:annotation office:name="__Annotation__7067_2002594317" loext:resolved="false"><dc:creator>Michael Thomas</dc:creator><dc:date>2020-03-10T09:58:56.310000000</dc:date><text:p text:style-name="P8"><text:span text:style-name="T28">Good clean chapter. <text:s/>The document is easy to read and understand.</text:span></text:p>
<text:p text:style-name="P8"><text:span text:style-name="T28"/></text:p>
<text:p text:style-name="P8"><text:span text:style-name="T28">I am running Windows 10 and Visual Studio 2019 16.5.0 Preview 4</text:span></text:p>
<text:p text:style-name="P8"><text:span text:style-name="T28"/></text:p>
<text:p text:style-name="P8"><text:span text:style-name="T28">All links in the chapter work.</text:span></text:p>
</office:annotation>Function Arguments<office:annotation-end office:name="__Annotation__7067_2002594317"/></text:p>
      <text:p text:style-name="Body_20_Text_20_First">This Exploration continues the examination of functions introduced in Exploration 20<text:span text:style-name="T1">,</text:span> by focusing on argument-passing. Take a<text:span text:style-name="T1"> </text:span>closer look. Remember that <text:span text:style-name="Emphasis"><text:span text:style-name="T3">arguments</text:span></text:span> are the expressions that you pass to a<text:span text:style-name="T1"> </text:span>function in a<text:span text:style-name="T1"> </text:span>function call. <text:span text:style-name="Emphasis"><text:span text:style-name="T3">Parameters</text:span></text:span> are the variables that you declare in the function declaration. This Exploration introduces the topic of function arguments, an area of C++ <text:change text:change-id="ct94365981069312"/>that is surprisingly complex and subtle.</text:p>
      <text:h text:style-name="Heading_20_1" text:outline-level="1"><text:bookmark-start text:name="argument"/>Argument Passing</text:h>
      <text:p text:style-name="Body_20_Text_20_First"><text:span text:style-name="Strong_20_Emphasis"><text:span text:style-name="T6">Read through Listing 21-1 then answer the questions that follow it.</text:span></text:span></text:p>
      <text:p text:style-name="Code_20_Caption"><text:span text:style-name="T12">Listing</text:span><text:span text:style-name="T2"> </text:span><text:span text:style-name="T12">21-1.</text:span> Function Arguments and Parameters</text:p>
      <text:p text:style-name="Code"><text:change text:change-id="ct94365854529632"/><text:change-start text:change-id="ct94365818767024"/><office:annotation office:name="__Annotation__9300_2132577490" loext:resolved="false"><dc:creator>Michael Thomas</dc:creator><dc:date>2020-03-10T12:45:57.560000000</dc:date><text:p text:style-name="P8"><text:span text:style-name="T31">Celebration!</text:span></text:p>
<text:p text:style-name="P8"><text:span text:style-name="T31"/></text:p>
<text:p text:style-name="P8"><text:span text:style-name="T31">This builds just fine in Visual Studio.</text:span></text:p>
<text:p text:style-name="P8"><text:span text:style-name="T31"/></text:p>
<text:p text:style-name="P8"><text:span text:style-name="T31">It is going to be interesting to experience the compilers come up to the standard.</text:span></text:p>
</office:annotation><text:span text:style-name="T19">import &lt;algorithm&gt;;</text:span><text:change-end text:change-id="ct94365818767024"/><office:annotation-end office:name="__Annotation__9300_2132577490"/></text:p>
      <text:p text:style-name="P2"><text:change text:change-id="ct94365702066880"/><text:change-start text:change-id="ct94365734609168"/>import &lt;iostream&gt;;<text:change-end text:change-id="ct94365734609168"/></text:p>
      <text:p text:style-name="P2"><text:change text:change-id="ct94365904627120"/><text:change-start text:change-id="ct94365816645872"/>import &lt;iterator&gt;;<text:change-end text:change-id="ct94365816645872"/></text:p>
      <text:p text:style-name="P2"><text:change text:change-id="ct94365740723504"/><text:change-start text:change-id="ct94365810758240"/>import &lt;vector&gt;;<text:change-end text:change-id="ct94365810758240"/></text:p>
      <text:p text:style-name="Code"/>
      <text:p text:style-name="Code">void modify(int x)</text:p>
      <text:p text:style-name="Code">{</text:p>
      <text:p text:style-name="Code"><text:span text:style-name="T15"><text:s text:c="2"/></text:span>x = 10;</text:p>
      <text:p text:style-name="Code">}</text:p>
      <text:p text:style-name="Code"/>
      <text:p text:style-name="Code">int triple(int x)</text:p>
      <text:p text:style-name="Code"><text:soft-page-break/>{</text:p>
      <text:p text:style-name="Code"><text:span text:style-name="T15"><text:s text:c="2"/></text:span>return 3 * x;</text:p>
      <text:p text:style-name="Code">}</text:p>
      <text:p text:style-name="Code"/>
      <text:p text:style-name="Code">void print_vector(std::vector&lt;int&gt; v)</text:p>
      <text:p text:style-name="Code">{</text:p>
      <text:p text:style-name="Code"><text:span text:style-name="T15"><text:s text:c="2"/></text:span>std::cout &lt;&lt; "{ ";</text:p>
      <text:p text:style-name="Code"><text:span text:style-name="T15"><text:s text:c="2"/></text:span>std::copy(v.begin(), v.end(), std::ostream_iterator&lt;int&gt;(std::cout, " "));</text:p>
      <text:p text:style-name="Code"><text:span text:style-name="T15"><text:s text:c="2"/></text:span>std::cout &lt;&lt; "}\n";</text:p>
      <text:p text:style-name="Code">}</text:p>
      <text:p text:style-name="Code"/>
      <text:p text:style-name="Code">void add(std::vector&lt;int&gt; v, int a)</text:p>
      <text:p text:style-name="Code">{</text:p>
      <text:p text:style-name="Code"><text:span text:style-name="T15"><text:s text:c="2"/></text:span>for (auto iter(v.begin()), end(v.end()); iter != end; ++iter)</text:p>
      <text:p text:style-name="Code"><text:span text:style-name="T15"><text:s text:c="4"/>*</text:span>iter = *iter + a;</text:p>
      <text:p text:style-name="Code">}</text:p>
      <text:p text:style-name="Code"/>
      <text:p text:style-name="Code">int main()</text:p>
      <text:p text:style-name="Code">{</text:p>
      <text:p text:style-name="Code"><text:span text:style-name="T15"><text:s text:c="2"/></text:span>int a{42};</text:p>
      <text:p text:style-name="Code"><text:span text:style-name="T15"><text:s text:c="2"/></text:span>modify(a);</text:p>
      <text:p text:style-name="Code"><text:span text:style-name="T15"><text:s text:c="2"/></text:span>std::cout &lt;&lt; "a=" &lt;&lt; a &lt;&lt; '\n';</text:p>
      <text:p text:style-name="Code"/>
      <text:p text:style-name="Code"><text:span text:style-name="T15"><text:s text:c="2"/></text:span>int b{triple(14)};</text:p>
      <text:p text:style-name="Code"><text:span text:style-name="T15"><text:s text:c="2"/></text:span>std::cout &lt;&lt; "b=" &lt;&lt; b &lt;&lt; '\n';</text:p>
      <text:p text:style-name="Code"/>
      <text:p text:style-name="Code"><text:span text:style-name="T15"><text:s text:c="2"/></text:span>std::vector&lt;int&gt; data{ 10, 20, 30, 40 };</text:p>
      <text:p text:style-name="Code"/>
      <text:p text:style-name="Code"><text:span text:style-name="T15"><text:s text:c="2"/></text:span>print_vector(data);</text:p>
      <text:p text:style-name="Code"><text:span text:style-name="T15"><text:s text:c="2"/></text:span>add(data, 42);</text:p>
      <text:p text:style-name="Code"><text:span text:style-name="T15"><text:s text:c="2"/></text:span>print_vector(data);</text:p>
      <text:p text:style-name="Code">}</text:p>
      <text:p text:style-name="Body_20_Text_20_Cont"><text:span text:style-name="Strong_20_Emphasis"><text:span text:style-name="T5">Predict what the program will prin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Now compile and run the program. <text:span text:style-name="Strong_20_Emphasis"><text:span text:style-name="T5">What does it actually prin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Body_20_Text_20_Cont"><text:span text:style-name="Strong_20_Emphasis"><text:span text:style-name="T5">Were you correct?</text:span></text:span> ________________ <text:span text:style-name="Strong_20_Emphasis"><text:span text:style-name="T5">Explain why the program behaves as it does.</text:span></text:span></text:p>
      <text:p text:style-name="Unnumbered_20_List">_____________________________________________________________</text:p>
      <text:p text:style-name="Unnumbered_20_List">_____________________________________________________________</text:p>
      <text:p text:style-name="Body_20_Text_20_Cont">When I run the program, I get the following results:</text:p>
      <text:p text:style-name="Results">a=42</text:p>
      <text:p text:style-name="Results">b=42</text:p>
      <text:p text:style-name="Results">{ 10 20 30 40 }</text:p>
      <text:p text:style-name="Results">{ 10 20 30 40 }</text:p>
      <text:p text:style-name="Body_20_Text_20_Cont">Expanding on these results, you may have noticed the <text:span text:style-name="Code_20_Inline">modify</text:span> function does not actually modify the variable <text:span text:style-name="Code_20_Inline">a</text:span> in <text:span text:style-name="Code_20_Inline">main()</text:span>, and the <text:span text:style-name="Code_20_Inline">add</text:span> function does not modify <text:span text:style-name="Code_20_Inline">data</text:span>. Your compiler might even have issued warnings to that effect.</text:p>
      <text:p text:style-name="Body_20_Text_20_Cont">As you can see, C++ passes arguments <text:span text:style-name="Emphasis"><text:span text:style-name="T3">by value</text:span></text:span>—that is, it copies the argument value to the parameter. The function can do whatever it wants with the parameter, but when the function returns, the parameter goes away, and the caller never sees any changes the function made.</text:p>
      <text:p text:style-name="Body_20_Text_20_Cont">If you want to return a value to the caller, use a <text:span text:style-name="Code_20_Inline">return</text:span> statement, as was done in the <text:span text:style-name="Code_20_Inline">triple</text:span> function.</text:p>
      <text:p text:style-name="Body_20_Text_20_Cont"><text:span text:style-name="Strong_20_Emphasis"><text:span text:style-name="T5">Rewrite the </text:span></text:span><text:span text:style-name="Code_20_Inline"><text:span text:style-name="T12">add</text:span></text:span><text:span text:style-name="Strong_20_Emphasis"><text:span text:style-name="T5"> function so it returns the modified vector to the caller.</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Body_20_Text_20_Cont">Compare your solution with the following code block:</text:p>
      <text:p text:style-name="Code">std::vector&lt;int&gt; add(std::vector&lt;int&gt; v, int a)</text:p>
      <text:p text:style-name="Code">{</text:p>
      <text:p text:style-name="Code"><text:span text:style-name="T15"><text:s text:c="2"/></text:span>std::vector&lt;int&gt; result{};</text:p>
      <text:p text:style-name="Code"><text:span text:style-name="T15"><text:s text:c="2"/></text:span>for (auto i : v)</text:p>
      <text:p text:style-name="Code"><text:span text:style-name="T15"><text:s text:c="4"/></text:span>result.<text:span text:style-name="T19">emplace</text:span>_back(i + a);</text:p>
      <text:p text:style-name="Code"><text:span text:style-name="T15"><text:s text:c="2"/></text:span>return result;</text:p>
      <text:p text:style-name="Code">}</text:p>
      <text:p text:style-name="Body_20_Text_20_Cont">To call the new <text:span text:style-name="Code_20_Inline">add</text:span>, you must assign the function’s result to a variable.</text:p>
      <text:p text:style-name="Code">data = add(data, 42);</text:p>
      <text:p text:style-name="Body_20_Text_20_Cont"><text:span text:style-name="Strong_20_Emphasis"><text:span text:style-name="T5">What is the problem with this new version of</text:span></text:span><text:span text:style-name="Strong_20_Emphasis"> </text:span><text:span text:style-name="Code_20_Inline"><text:span text:style-name="T13">add</text:span></text:span><text:span text:style-name="Strong_20_Emphasis">?</text:span></text:p>
      <text:p text:style-name="Unnumbered_20_List">_____________________________________________________________</text:p>
      <text:p text:style-name="Unnumbered_20_List">_____________________________________________________________</text:p>
      <text:p text:style-name="Body_20_Text_20_Cont">Consider what would happen when you call <text:span text:style-name="Code_20_Inline">add</text:span> with a very large vector. The function makes an entirely new copy of its argument, consuming twice as much memory as it really ought to.</text:p>
      <text:h text:style-name="Heading_20_1" text:outline-level="1"><text:bookmark-start text:name="argument1"/><text:bookmark-end text:name="argument"/>Pass-by-Reference<text:alphabetical-index-mark text:string-value="Pass-by-reference"/></text:h>
      <text:p text:style-name="Body_20_Text_20_First">Instead of passing large objects (such as vectors) by value, C++ lets you pass them <text:span text:style-name="T4">by reference</text:span>. Add an ampersand (<text:span text:style-name="Code_20_Inline">&amp;</text:span>) after the type name in the function parameter declaration. <text:span text:style-name="Strong_20_Emphasis"><text:span text:style-name="T5">Change Listing</text:span></text:span><text:span text:style-name="Strong_20_Emphasis"><text:span text:style-name="T7"> </text:span></text:span><text:span text:style-name="Strong_20_Emphasis"><text:span text:style-name="T5">21-1 to pass </text:span></text:span><text:span text:style-name="Strong_20_Emphasis"><text:span text:style-name="T16">vector</text:span></text:span><text:span text:style-name="Strong_20_Emphasis"><text:span text:style-name="T5"> parameters by reference.</text:span></text:span><text:span text:style-name="T8"> </text:span>Also change the <text:span text:style-name="Code_20_Inline">modify</text:span> function, but leave the other <text:span text:style-name="Code_20_Inline">int</text:span> parameters alone. <text:span text:style-name="Strong_20_Emphasis"><text:span text:style-name="T5">What do you predict will be the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Now compile and run the program.<text:span text:style-name="Strong_20_Emphasis"> </text:span><text:span text:style-name="Strong_20_Emphasis"><text:span text:style-name="T5">What does it actually print?</text:span></text:span></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5">Were you correct?</text:span></text:span> ________________ <text:span text:style-name="Strong_20_Emphasis"><text:span text:style-name="T5">Explain why the program behaves as it does.</text:span></text:span></text:p>
      <text:p text:style-name="Unnumbered_20_List">_____________________________________________________________</text:p>
      <text:p text:style-name="Unnumbered_20_List">_____________________________________________________________</text:p>
      <text:p text:style-name="Body_20_Text_20_Cont">Listing 21-2 shows the new version of the program.</text:p>
      <text:p text:style-name="Code_20_Caption"><text:span text:style-name="T12">Listing</text:span><text:span text:style-name="T2"> </text:span><text:span text:style-name="T12">21-2.</text:span> Pass Parameters by Reference</text:p>
      <text:p text:style-name="P2"><text:change text:change-id="ct94365855467776"/><text:change-start text:change-id="ct94365883801712"/>import &lt;algorithm&gt;;<text:change-end text:change-id="ct94365883801712"/></text:p>
      <text:p text:style-name="P2"><text:change text:change-id="ct94365851313728"/><text:change-start text:change-id="ct94365803890448"/>import &lt;iostream&gt;;<text:change-end text:change-id="ct94365803890448"/></text:p>
      <text:p text:style-name="P2"><text:change text:change-id="ct94365789877696"/><text:change-start text:change-id="ct94365837684464"/>import &lt;iterator&gt;;<text:change-end text:change-id="ct94365837684464"/></text:p>
      <text:p text:style-name="P2"><text:change text:change-id="ct94365742659520"/><text:change-start text:change-id="ct94365828719104"/>import &lt;vector&gt;;<text:change-end text:change-id="ct94365828719104"/></text:p>
      <text:p text:style-name="Code"/>
      <text:p text:style-name="Code"><text:span text:style-name="Strong_20_Emphasis">void modify(int&amp; x)</text:span></text:p>
      <text:p text:style-name="Code">{</text:p>
      <text:p text:style-name="Code"><text:span text:style-name="T15"><text:s text:c="2"/></text:span>x = 10;</text:p>
      <text:p text:style-name="Code">}</text:p>
      <text:p text:style-name="Code"/>
      <text:p text:style-name="Code">int triple(int x)</text:p>
      <text:p text:style-name="Code">{</text:p>
      <text:p text:style-name="Code"><text:span text:style-name="T15"><text:s text:c="2"/></text:span>return 3 * x;</text:p>
      <text:p text:style-name="Code">}</text:p>
      <text:p text:style-name="Code"/>
      <text:p text:style-name="Code"><text:span text:style-name="Strong_20_Emphasis">void print_vector(std::vector&lt;int&gt;&amp; v)</text:span></text:p>
      <text:p text:style-name="Code">{</text:p>
      <text:p text:style-name="Code"><text:span text:style-name="T15"><text:s text:c="2"/></text:span>std::cout &lt;&lt; "{ ";</text:p>
      <text:p text:style-name="Code"><text:span text:style-name="T15"><text:s text:c="2"/></text:span>std::<text:change-start text:change-id="ct94365810131728"/><text:span text:style-name="T25">ranges::</text:span><text:change-end text:change-id="ct94365810131728"/>copy(v<text:change text:change-id="ct94365853652656"/>, std::ostream_iterator&lt;int&gt;(std::cout, " "));</text:p>
      <text:p text:style-name="Code"><text:span text:style-name="T15"><text:s text:c="2"/></text:span>std::cout &lt;&lt; "}\n";</text:p>
      <text:p text:style-name="Code">}</text:p>
      <text:p text:style-name="Code"/>
      <text:p text:style-name="Code"><text:span text:style-name="Strong_20_Emphasis">void add(std::vector&lt;int&gt;&amp; v, int a)</text:span></text:p>
      <text:p text:style-name="Code">{</text:p>
      <text:p text:style-name="Code"><text:span text:style-name="T15"><text:s text:c="2"/></text:span>for (auto iter<text:change-start text:change-id="ct94365824065968"/><text:span text:style-name="T25">{</text:span><text:change-end text:change-id="ct94365824065968"/><text:change text:change-id="ct94365873882208"/>v.begin()<text:change-start text:change-id="ct94365885400160"/><text:span text:style-name="T25">}</text:span><text:change-end text:change-id="ct94365885400160"/><text:change text:change-id="ct94365735106512"/>, end<text:change-start text:change-id="ct94365740824592"/><text:span text:style-name="T25">{</text:span><text:change-end text:change-id="ct94365740824592"/><text:change text:change-id="ct94365815678976"/>v.end()<text:change text:change-id="ct94365725233440"/><text:change-start text:change-id="ct94365984443408"/><text:span text:style-name="T25">}</text:span><text:change-end text:change-id="ct94365984443408"/>; iter != end; ++iter)</text:p>
      <text:p text:style-name="Code"><office:annotation office:name="__Annotation__9306_2132577490" loext:resolved="false"><dc:creator>Michael Thomas</dc:creator><dc:date>2020-03-10T12:49:39.040000000</dc:date><text:p text:style-name="P8"><text:span text:style-name="T31">This line generates an error.</text:span></text:p>
<text:p text:style-name="P8"><text:span text:style-name="T31"/></text:p>
<text:p text:style-name="P8"><text:span text:style-name="T31">'i': undeclared identifier</text:span></text:p>
</office:annotation><text:span text:style-name="T15"><text:s text:c="4"/></text:span>*i<text:change-start text:change-id="ct94365839727936"/><text:span text:style-name="T25">ter</text:span><text:change-end text:change-id="ct94365839727936"/> = *i<text:change-start text:change-id="ct94365734444272"/><text:span text:style-name="T25">ter</text:span><text:change-end text:change-id="ct94365734444272"/> + a;<office:annotation-end office:name="__Annotation__9306_2132577490"/></text:p>
      <text:p text:style-name="Code">}</text:p>
      <text:p text:style-name="Code"/>
      <text:p text:style-name="Code">int main()</text:p>
      <text:p text:style-name="Code">{</text:p>
      <text:p text:style-name="Code"><text:soft-page-break/><text:span text:style-name="T15"><text:s text:c="2"/></text:span>int a{42};</text:p>
      <text:p text:style-name="Code"><text:span text:style-name="T15"><text:s text:c="2"/></text:span>modify(a);</text:p>
      <text:p text:style-name="Code"><text:span text:style-name="T15"><text:s text:c="2"/></text:span>std::cout &lt;&lt; "a=" &lt;&lt; a &lt;&lt; '\n';</text:p>
      <text:p text:style-name="Code"/>
      <text:p text:style-name="Code"><text:span text:style-name="T15"><text:s text:c="2"/></text:span>int b{triple(14)};</text:p>
      <text:p text:style-name="Code"><text:span text:style-name="T15"><text:s text:c="2"/></text:span>std::cout &lt;&lt; "b=" &lt;&lt; b &lt;&lt; '\n';</text:p>
      <text:p text:style-name="Code"/>
      <text:p text:style-name="Code"><text:span text:style-name="T15"><text:s text:c="2"/></text:span>std::vector&lt;int&gt; data{ 10, 20, 30, 40 };</text:p>
      <text:p text:style-name="Code"/>
      <text:p text:style-name="Code"><text:span text:style-name="T15"><text:s text:c="2"/></text:span>print_vector(data);</text:p>
      <text:p text:style-name="Code"><text:span text:style-name="T15"><text:s text:c="2"/></text:span>add(data, 42);</text:p>
      <text:p text:style-name="Code"><text:span text:style-name="T15"><text:s text:c="2"/></text:span>print_vector(data);</text:p>
      <text:p text:style-name="Code">}</text:p>
      <text:p text:style-name="Body_20_Text_20_Cont">When I run the program, I get the following results:</text:p>
      <text:p text:style-name="Results">a=10</text:p>
      <text:p text:style-name="Results">b=42</text:p>
      <text:p text:style-name="Results">{ 10 20 30 40 }</text:p>
      <text:p text:style-name="Results">{ 52 62 72 82 }</text:p>
      <text:p text:style-name="Body_20_Text_20_Cont">This time, the program modified the <text:span text:style-name="Code_20_Inline">x</text:span> parameter in <text:span text:style-name="Code_20_Inline">modify</text:span> and updated the vector’s contents in <text:span text:style-name="Code_20_Inline">add</text:span>.</text:p>
      <text:p text:style-name="Body_20_Text_20_Cont"><text:span text:style-name="Strong_20_Emphasis"><text:span text:style-name="T5">Change the rest of the parameters to use pass-by-reference. What do you expect to happen?</text:span></text:span></text:p>
      <text:p text:style-name="Unnumbered_20_List">_____________________________________________________________</text:p>
      <text:p text:style-name="Unnumbered_20_List">_____________________________________________________________</text:p>
      <text:p text:style-name="Body_20_Text_20_Cont">Try it. <text:span text:style-name="Strong_20_Emphasis"><text:span text:style-name="T5">What actually happens?</text:span></text:span></text:p>
      <text:p text:style-name="Unnumbered_20_List">_____________________________________________________________</text:p>
      <text:p text:style-name="Unnumbered_20_List">_____________________________________________________________</text:p>
      <text:p text:style-name="Body_20_Text_20_Cont">The compiler does not allow you to call <text:span text:style-name="Code_20_Inline">triple(14)</text:span> when <text:span text:style-name="Code_20_Inline">triple</text:span>’s parameter is a reference. Consider what would happen if <text:span text:style-name="Code_20_Inline">triple</text:span> attempted to modify its parameter. You can’t assign to a number, only to a variable. Variables and literals fall into different categories of expressions. In general terms, a variable is an <text:span text:style-name="Emphasis">lvalue</text:span>, as are references. A literal is called an <text:span text:style-name="Emphasis">rvalue</text:span>, and expressions that are built up from operators and function <text:soft-page-break/>calls usually result in rvalues. When a parameter is a reference, the argument in the function call must be an lvalue. If the parameter is call-by-value, you can pass an rvalue.</text:p>
      <text:p text:style-name="Body_20_Text_20_Cont"><text:span text:style-name="Strong_20_Emphasis"><text:span text:style-name="T5">Can you pass an lvalue to a call-by-value parameter?</text:span></text:span> ________________</text:p>
      <text:p text:style-name="Body_20_Text_20_Cont">You’ve seen many examples that you can pass an lvalue. C++ automatically converts any lvalue to an rvalue when it needs to.<text:span text:style-name="Strong_20_Emphasis"> </text:span><text:span text:style-name="Strong_20_Emphasis"><text:span text:style-name="T5">Can you convert an rvalue to an lvalue?</text:span></text:span> ________________</text:p>
      <text:p text:style-name="Body_20_Text_20_Cont">If you aren’t sure, try to think of the problem in more concrete terms: can you convert an integer literal to a variable? That means you cannot convert an rvalue to an lvalue. Except, sometimes you can, as the next section will explain.</text:p>
      <text:h text:style-name="Heading_20_1" text:outline-level="1"><text:bookmark-start text:name="cont"/><text:bookmark-end text:name="argument1"/>const References</text:h>
      <text:p text:style-name="Body_20_Text_20_First">In the modified program, the <text:span text:style-name="Code_20_Inline">print_vector</text:span> function takes its parameter by reference, but it doesn’t modify the parameter. This opens a<text:span text:style-name="T1"> </text:span>window for programming errors: you can accidentally write code to modify the vector. To prevent such errors, you can revert to call-by-value, but you would still have a<text:span text:style-name="T1"> </text:span>memory problem if the argument is large. Ideally, you would be able to pass an argument by reference, but still prevent the function from modifying its parameter. Well, as it turns out, such a<text:span text:style-name="T1"> </text:span>method does exist<text:span text:style-name="T1">.</text:span> <office:annotation office:name="__Annotation__9313_2132577490" loext:resolved="false"><dc:creator>Michael Thomas</dc:creator><dc:date>2020-03-10T12:50:46.940000000</dc:date><text:p text:style-name="P8"><text:span text:style-name="T30">This is another good suggestion for developers. </text:span></text:p>
<text:p text:style-name="P8"><text:span text:style-name="T30"/></text:p>
<text:p text:style-name="P8"><text:span text:style-name="T30">It helps keep code safe.</text:span></text:p>
</office:annotation><text:span text:style-name="T1">R</text:span>emember <text:span text:style-name="Code_20_Inline">const</text:span>? C++ lets you declare a<text:span text:style-name="T1"> </text:span>function parameter <text:span text:style-name="Code_20_Inline">const</text:span> too<text:span text:style-name="T1">.</text:span><office:annotation-end office:name="__Annotation__9313_2132577490"/></text:p>
      <text:p text:style-name="Code">void print_vector(std::vector&lt;int&gt; <text:span text:style-name="T13">const</text:span>&amp; v)</text:p>
      <text:p text:style-name="Code">{</text:p>
      <text:p text:style-name="Code"><text:span text:style-name="T15"><text:s text:c="2"/></text:span>std::cout &lt;&lt; "{ ";</text:p>
      <text:p text:style-name="Code"><text:span text:style-name="T15"><text:s text:c="2"/></text:span>std::<text:change-start text:change-id="ct94365797442560"/><text:span text:style-name="T25">ranges::</text:span><text:change-end text:change-id="ct94365797442560"/>copy(v<text:change text:change-id="ct94365913333312"/>, std::ostream_iterator&lt;int&gt;(std::cout, " "));</text:p>
      <text:p text:style-name="Code"><text:span text:style-name="T15"><text:s text:c="2"/></text:span>std::cout &lt;&lt; "}\n";</text:p>
      <text:p text:style-name="Code">}</text:p>
      <text:p text:style-name="Body_20_Text_20_Cont">Read the parameter declaration by starting at the parameter name and working your way from right to left. The parameter name is <text:span text:style-name="Code_20_Inline">v</text:span>; it is a reference; the reference is to a <text:span text:style-name="Code_20_Inline">const</text:span> object; and the object type is <text:span text:style-name="Code_20_Inline">std::vector&lt;int&gt;</text:span>. Sometimes, C++ can be hard to read, especially for a newcomer to the language, but with practice, you will soon read such declarations with ease.</text:p>
      <text:p text:style-name="Side_20_Bar_20_Head"><text:soft-page-break/>const Wars</text:p>
      <text:p text:style-name="Side_20_Bar_20_Body"><text:alphabetical-index-mark text:string-value="const placement" text:key1="Function arguments"/>Many C++ programmers put the <text:span text:style-name="Code_20_Inline">const</text:span> keyword in front of the type, as demonstrated in the following:</text:p>
      <text:p text:style-name="SB_20_Code">void print_vector(const std::vector&lt;int&gt;&amp; v)</text:p>
      <text:p text:style-name="Side_20_Bar_20_Body">For simple definitions, the <text:span text:style-name="Code_20_Inline">const</text:span> placement is not critical. For example, to define a<text:span text:style-name="T1"> </text:span>named constant, you might <text:alphabetical-index-mark text:string-value="const placement" text:key1="Function arguments"/>use</text:p>
      <text:p text:style-name="SB_20_Code">const int max_width{80}; // maximum line width before wrapping</text:p>
      <text:p text:style-name="Side_20_Bar_20_Body">The difference between that and</text:p>
      <text:p text:style-name="SB_20_Code">int const max_width{80}; // maximum line width before wrapping</text:p>
      <text:p text:style-name="Side_20_Bar_20_Body">is small. But with a<text:span text:style-name="T1"> </text:span>more complicated declaration, such as the parameter to <text:span text:style-name="Code_20_Inline">print_vector</text:span>, the different style is more significant. I<text:span text:style-name="T1"> </text:span>find my technique much easier to read and understand. My rule of thumb is to keep the <text:span text:style-name="Code_20_Inline">const</text:span> keyword as close as possible to whatever it is modifying.</text:p>
      <text:p text:style-name="Side_20_Bar_20_Last">More and more C++ programmers are coming around to adopt the <text:span text:style-name="Code_20_Inline">cons</text:span>t-near-the-name style instead of <text:span text:style-name="Code_20_Inline">cons</text:span>t<text:span text:style-name="T1"> </text:span>out<text:span text:style-name="T1"> </text:span>in<text:span text:style-name="T1"> </text:span>front. Again, this is an opportunity for you to be in the vanguard of the most up-to-date C++ programming trends. But you <text:span text:style-name="T1">have</text:span> to get used to reading code with <text:span text:style-name="Code_20_Inline">const</text:span> out in front, because you’re going to see a<text:span text:style-name="T1"> </text:span>lot of it.</text:p>
      <text:p text:style-name="Body_20_Text_20_Cont">So, <text:span text:style-name="Code_20_Inline">v</text:span> is a reference to a <text:span text:style-name="Code_20_Inline">const</text:span> vector. Because the vector is <text:span text:style-name="Code_20_Inline">const</text:span>, the compiler prevents the <text:span text:style-name="Code_20_Inline">print_vector</text:span> function from modifying it (adding elements, erasing elements, changing elements, and so on). Go ahead and try it. See what happens if you throw in any one of the following lines:</text:p>
      <text:p text:style-name="Code">v.<text:change-start text:change-id="ct94365849721168"/><text:span text:style-name="T25">emplace</text:span><text:change-end text:change-id="ct94365849721168"/><text:change text:change-id="ct94365788073648"/>_back(10); // add an element</text:p>
      <text:p text:style-name="Code">v.pop_back(); <text:s text:c="3"/>// remove the last element</text:p>
      <text:p text:style-name="Code">v.front() = 42; <text:s/>// modify an element</text:p>
      <text:p text:style-name="Body_20_Text_20_Cont">The compiler stops you from modifying a <text:span text:style-name="Code_20_Inline">const</text:span> parameter.</text:p>
      <text:p text:style-name="Body_20_Text_20_Cont">Standard practice is to use references to pass any large data structure, such as <text:span text:style-name="Code_20_Inline">vector</text:span>, <text:span text:style-name="Code_20_Inline">map</text:span>, or <text:span text:style-name="Code_20_Inline">string</text:span>. If the function has no intention of making changes, declare the reference as a <text:span text:style-name="Code_20_Inline">const</text:span>. For small objects, such as <text:span text:style-name="Code_20_Inline">int</text:span>, use pass-by-value.</text:p>
      <text:p text:style-name="Body_20_Text_20_Cont">If a parameter is a reference to <text:span text:style-name="Code_20_Inline">const</text:span>, you can pass an rvalue as an argument. This is the exception that lets you convert an rvalue to an lvalue. To see how this works, change <text:span text:style-name="Code_20_Inline">triple</text:span>’s parameter to be a reference to <text:span text:style-name="Code_20_Inline">const</text:span>.</text:p>
      <text:p text:style-name="Code"><text:soft-page-break/>int triple(int const&amp; x)</text:p>
      <text:p text:style-name="Body_20_Text_20_Cont">Convince yourself that you can pass an rvalue (such as 14) to <text:span text:style-name="Code_20_Inline">triple</text:span>. Thus, the more precise rule is that you can convert an rvalue to a <text:span text:style-name="Code_20_Inline">const</text:span> lvalue, but not to a non<text:span text:style-name="Code_20_Inline">-const</text:span> lvalue.</text:p>
      <text:h text:style-name="Heading_20_1" text:outline-level="1"><text:bookmark-end text:name="cont"/>const_iterator</text:h>
      <text:p text:style-name="Body_20_Text_20_First">One additional trick you <text:span text:style-name="T1">have</text:span> to know when using <text:span text:style-name="Code_20_Inline">const</text:span> parameters: if you need an iterator, use <text:span text:style-name="Code_20_Inline">const_iterator</text:span> instead of <text:span text:style-name="Code_20_Inline">iterator</text:span>. A <text:span text:style-name="Code_20_Inline">const</text:span> variable of type <text:span text:style-name="Code_20_Inline">iterator</text:span> is not very useful<text:span text:style-name="T1">,</text:span> because you cannot modify its value, so the iterator cannot advance. You can still modify the element by assigning to the dereferenced iterator (e.g., <text:span text:style-name="Code_20_Inline">*iter</text:span>). Instead, a<text:span text:style-name="T1"> </text:span><text:span text:style-name="Code_20_Inline">const_iterator</text:span> can be modified and advanced, but when you dereference the iterator, the resulting object is <text:span text:style-name="Code_20_Inline">const</text:span>. Thus, you can read values but not modify them<text:span text:style-name="T1">.</text:span> <text:span text:style-name="T1">T</text:span>his means you can safely use a<text:span text:style-name="T1"> </text:span><text:span text:style-name="Code_20_Inline">const_iterator</text:span> to iterate over a <text:span text:style-name="Code_20_Inline">const</text:span> container<text:alphabetical-index-mark text:string-value="const_iterator" text:key1="Function arguments"/>.</text:p>
      <text:p text:style-name="Code">void print_vector(std::vector&lt;int&gt; const&amp; v)</text:p>
      <text:p text:style-name="Code">{</text:p>
      <text:p text:style-name="Code"><text:span text:style-name="T15"><text:s text:c="2"/></text:span>std::cout &lt;&lt; "{ ";</text:p>
      <text:p text:style-name="Code"><text:span text:style-name="T15"><text:s text:c="2"/></text:span>std::string separator{};</text:p>
      <text:p text:style-name="Code"><text:span text:style-name="T14"><text:s/></text:span><text:span text:style-name="Strong_20_Emphasis"><text:span text:style-name="T15"><text:s/></text:span></text:span><text:span text:style-name="Strong_20_Emphasis">for (std::vector&lt;int&gt;::const_iterator i{v.begin()}, end{v.end()}; i != end; ++i)</text:span></text:p>
      <text:p text:style-name="Code"><text:span text:style-name="T15"><text:s text:c="2"/></text:span>{</text:p>
      <text:p text:style-name="Code"><text:span text:style-name="T15"><text:s text:c="4"/></text:span>std::cout &lt;&lt; sepa<text:span text:style-name="T1">r</text:span>ator &lt;&lt; *i;</text:p>
      <text:p text:style-name="Code"><text:span text:style-name="T15"><text:s text:c="4"/></text:span>separator = ", ";</text:p>
      <text:p text:style-name="P1"/>
      <text:p text:style-name="P1"/>
      <text:p text:style-name="Code"><text:span text:style-name="T15"><text:s text:c="2"/></text:span>}</text:p>
      <text:p text:style-name="Code"><text:span text:style-name="T15"><text:s text:c="2"/></text:span>std::cout &lt;&lt; "}\n";</text:p>
      <text:p text:style-name="Code">}</text:p>
      <text:p text:style-name="Body_20_Text_20_Cont">You can <text:span text:style-name="T20">print</text:span> the same results with a range-based for loop, but I wanted to show the use of <text:span text:style-name="Code_20_Inline">const_iterator</text:span>.</text:p>
      <text:h text:style-name="Heading_20_1" text:outline-level="1">String <text:span text:style-name="T23">Arguments</text:span></text:h>
      <text:p text:style-name="Body_20_Text_20_First">Strings present a unique opportunity. It is common practice to pass <text:span text:style-name="Code_20_Inline">const</text:span> strings to functions, but there is an unfortunate mismatch between C++ and its ancestor, C, when it comes to strings.</text:p>
      <text:p text:style-name="Body_20_Text_20_Cont">C lacks a builtin string type. Nor does it have any string type in its standard library. <text:span text:style-name="T20">A quoted string literal is equivalent to a char array to which the compiler </text:span><text:soft-page-break/><text:span text:style-name="T20">appends a </text:span><office:annotation office:name="__Annotation__9322_2132577490" loext:resolved="false"><dc:creator>Michael Thomas</dc:creator><dc:date>2020-03-10T12:52:30.790000000</dc:date><text:p text:style-name="P8"><text:span text:style-name="T29">Sp?</text:span></text:p>
</office:annotation><text:span text:style-name="T20">NUL</text:span><office:annotation-end office:name="__Annotation__9322_2132577490"/><text:span text:style-name="T20"> character (</text:span><text:span text:style-name="Code_20_Inline"><text:span text:style-name="T9">'\0'</text:span></text:span><text:span text:style-name="T20">) to denote the end of the string. When a program constructs a C++ </text:span><text:span text:style-name="Code_20_Inline"><text:span text:style-name="T9">std::string</text:span></text:span><text:span text:style-name="T20"> from a quoted literal string, the </text:span><text:span text:style-name="Code_20_Inline"><text:span text:style-name="T9">std::string</text:span></text:span><text:span text:style-name="T20"> object must copy the contents of the string literal. What this means is that if a function declares a parameter with type </text:span><text:span text:style-name="Code_20_Inline"><text:span text:style-name="T9">std::string</text:span></text:span><text:span text:style-name="T20"> </text:span><text:span text:style-name="Code_20_Inline"><text:span text:style-name="T9">const&amp;</text:span></text:span><text:span text:style-name="T20"> in order to avoid copying the argument, and the caller passes a string literal, that literal gets copied anyway.</text:span></text:p>
      <text:p text:style-name="Body_20_Text_20_Cont"><text:span text:style-name="T20">A solution to this problem was added to C++ 17 in the </text:span><text:span text:style-name="Code_20_Inline"><text:span text:style-name="T9">std::string_view</text:span></text:span><text:span text:style-name="T20"> class. A </text:span><text:span text:style-name="Code_20_Inline"><text:span text:style-name="T9">string_view</text:span></text:span><text:span text:style-name="T20"> does not copy anything. Instead, it is a small, fast way to refer to a </text:span><text:span text:style-name="Code_20_Inline"><text:span text:style-name="T9">std::string</text:span></text:span><text:span text:style-name="T20"> or quoted string literal. So you can use </text:span><text:span text:style-name="Code_20_Inline"><text:span text:style-name="T9">std::string_view</text:span></text:span><text:span text:style-name="T20"> as a function parameter type as follows:</text:span></text:p>
      <text:p text:style-name="Code">int prompted_read(<text:span text:style-name="T13">std::string_view</text:span> prompt)</text:p>
      <text:p text:style-name="Code">{</text:p>
      <text:p text:style-name="Code"><text:span text:style-name="T15"><text:s text:c="2"/></text:span>std::cout &lt;&lt; prompt;</text:p>
      <text:p text:style-name="Code"><text:span text:style-name="T15"><text:s text:c="2"/></text:span>int x{0};</text:p>
      <text:p text:style-name="Code"><text:span text:style-name="T15"><text:s text:c="2"/></text:span>std::cin &gt;&gt; x;</text:p>
      <text:p text:style-name="Code"><text:span text:style-name="T15"><text:s text:c="2"/></text:span>ignore_line();</text:p>
      <text:p text:style-name="Code"><text:span text:style-name="T15"><text:s text:c="2"/></text:span>return x;</text:p>
      <text:p text:style-name="Code">}</text:p>
      <text:p text:style-name="Body_20_Text_20_Cont"><text:span text:style-name="T20">In Exploration 20, calling</text:span> <text:span text:style-name="Code_20_Inline"><text:span text:style-name="T9">prompted_read("Value: ")</text:span></text:span> required constructing <text:s/>a <text:span text:style-name="Code_20_Inline"><text:span text:style-name="T9">std::string</text:span></text:span> object, copying the string literal into that object, and then passing the object to the function. But <text:span text:style-name="T20">the compiler can build and pass a </text:span><text:span text:style-name="Code_20_Inline"><text:span text:style-name="T9">string_view</text:span></text:span> without copying any data. <text:change text:change-id="ct94365877295232"/><text:change-start text:change-id="ct94365793900048"/><text:span text:style-name="T21">A </text:span><text:span text:style-name="Code_20_Inline"><text:span text:style-name="T10">string_view</text:span></text:span><text:span text:style-name="T21"> object is a lightweight readonly view of an existing string.</text:span><text:change-end text:change-id="ct94365793900048"/>.<text:change-start text:change-id="ct94365846842816"/> <text:span text:style-name="T26">You can usually treat a </text:span><text:span text:style-name="Code_20_Inline"><text:span text:style-name="T10">string_view</text:span></text:span><text:span text:style-name="T26"> the same way you would a const </text:span><text:span text:style-name="Code_20_Inline"><text:span text:style-name="T10">std::string</text:span></text:span><text:span text:style-name="T26">.</text:span><text:change-end text:change-id="ct94365846842816"/><text:change-start text:change-id="ct94365977843232"/><text:span text:style-name="T26"> Use </text:span><text:span text:style-name="Code_20_Inline"><text:span text:style-name="T26">string_view</text:span></text:span><text:span text:style-name="T26"> whenever you want to pass a readonly string to a function; the function argument can be a quoted string literal, another </text:span><text:span text:style-name="Code_20_Inline"><text:span text:style-name="T10">string_view</text:span></text:span><text:span text:style-name="T26">, or a </text:span><text:span text:style-name="Code_20_Inline"><text:span text:style-name="T26">std::string</text:span></text:span><text:span text:style-name="T26"> object.</text:span><text:change-end text:change-id="ct94365977843232"/><text:change-start text:change-id="ct94365869787680"/><text:span text:style-name="T26"> </text:span><text:span text:style-name="T27">T</text:span><text:change-end text:change-id="ct94365869787680"/><text:change-start text:change-id="ct94365904166560"/><text:span text:style-name="T27">he only caveat to using </text:span><text:span text:style-name="Code_20_Inline"><text:span text:style-name="T27">string_view</text:span></text:span><text:span text:style-name="T27"> is that the standard library still has not caught </text:span><text:span text:style-name="T22">on to </text:span><text:span text:style-name="Code_20_Inline"><text:span text:style-name="T11">string_view</text:span></text:span><text:span text:style-name="T22"> and there are many parts of the library that accept only </text:span><text:span text:style-name="Code_20_Inline"><text:span text:style-name="T11">string</text:span></text:span><text:span text:style-name="T22"> and not </text:span><text:span text:style-name="Code_20_Inline"><text:span text:style-name="T11">string_view</text:span></text:span><text:change-end text:change-id="ct94365904166560"/><text:change-start text:change-id="ct94365787923520"/><text:span text:style-name="T22">. In this book, when you see strings passed as </text:span><text:span text:style-name="Code_20_Inline"><text:span text:style-name="T11">std::string</text:span></text:span><text:span text:style-name="T22"> </text:span><text:span text:style-name="Code_20_Inline"><text:span text:style-name="T11">const&amp;</text:span></text:span><text:span text:style-name="T22"> instead of </text:span><text:span text:style-name="Code_20_Inline"><text:span text:style-name="T11">std::string_view</text:span></text:span><text:span text:style-name="T22">, it is because the function must call some standard library function that does not handle </text:span><text:span text:style-name="Code_20_Inline"><text:span text:style-name="T11">string_view</text:span></text:span><text:span text:style-name="T22"> argument</text:span><text:change-end text:change-id="ct94365787923520"/><text:change-start text:change-id="ct94365941549840"/><text:span text:style-name="T22">s.</text:span><text:change-end text:change-id="ct94365941549840"/></text:p>
      <text:h text:style-name="Heading_20_1" text:outline-level="1">Multiple Output Parameters</text:h>
      <text:p text:style-name="Body_20_Text_20_First"><text:span text:style-name="T17">You’ve already seen how to return a</text:span><text:span text:style-name="T18"> </text:span><text:span text:style-name="T17">value from a</text:span><text:span text:style-name="T18"> </text:span><text:span text:style-name="T17">function. And you’ve seen how a function can modify an argument by declaring the parameter as a reference. You can use reference parameters to “return” multiple values from a function</text:span>. For example, you <text:soft-page-break/>may want to write a<text:span text:style-name="T1"> </text:span>function that reads a pair of numbers from the standard input, as shown in the following:</text:p>
      <text:p text:style-name="Code">void read_numbers(int&amp; x, int&amp; y)</text:p>
      <text:p text:style-name="Code">{</text:p>
      <text:p text:style-name="Code"><text:span text:style-name="T15"><text:s text:c="2"/></text:span>std::cin &gt;&gt; x &gt;&gt; y;</text:p>
      <text:p text:style-name="Code">}</text:p>
      <text:p text:style-name="Body_20_Text_20_Cont">Now that you know how to pass strings, vectors, and whatnot to a function, you can begin to make further improvements to the word-counting program, as you will see in the next Exploration.</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zxx" fo:country="none" fo:font-style="italic" style:language-asian="zxx"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Courier New'" style:font-family-generic-complex="roman"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Times New Roman'" style:font-family-generic="swiss" style:font-pitch="variable" fo:letter-spacing="-0.0138in" fo:font-weight="normal" style:font-weight-asian="normal" style:font-name-complex="HelveticaNeue MediumCond"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fo:language="en" fo:country="US" fo:font-weight="bold" style:font-weight-asian="bold" style:font-name-complex="HelveticaNeue MediumCond"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style:font-name-complex="HelveticaNeue MediumCond"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2T07:07:00</meta:creation-date>
    <dc:creator>Ray Lischner</dc:creator>
    <dc:date>2020-05-07T10:58:13.350080382</dc:date>
    <meta:print-date>2009-03-19T10:05:00</meta:print-date>
    <meta:editing-cycles>17</meta:editing-cycles>
    <meta:editing-duration>PT44M19S</meta:editing-duration>
    <meta:generator>LibreOffice/6.4.2.2$Linux_X86_64 LibreOffice_project/40$Build-2</meta:generator>
    <meta:document-statistic meta:table-count="0" meta:image-count="0" meta:object-count="0" meta:page-count="11" meta:paragraph-count="214" meta:word-count="2110" meta:character-count="14455" meta:non-whitespace-character-count="12442"/>
    <meta:user-defined meta:name="Chapter Number">21</meta:user-defined>
    <meta:user-defined meta:name="ContentType">Document</meta:user-defined>
  </office:meta>
</office:document-meta>
</file>